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tarell" svg:font-family="Cantarell" style:font-family-generic="swiss"/>
    <style:font-face style:name="DejaVu Sans" svg:font-family="'DejaVu Sans'" style:font-family-generic="swiss"/>
    <style:font-face style:name="Tahoma" svg:font-family="Tahoma" style:font-family-generic="swiss"/>
    <style:font-face style:name="OpenSymbol" svg:font-family="OpenSymbol" style:font-family-generic="system"/>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ntarell1" svg:font-family="Cantarel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Tahoma1" svg:font-family="Tahoma" style:font-family-generic="swiss" style:font-pitch="variable"/>
    <style:font-face style:name="Droid Sans" svg:font-family="'Droid Sans'" style:font-family-generic="system" style:font-pitch="variable"/>
  </office:font-face-decls>
  <office:automatic-styles>
    <style:style style:name="P1" style:family="paragraph" style:parent-style-name="Standard">
      <style:paragraph-properties fo:line-height="150%" fo:break-before="page"/>
      <style:text-properties style:font-name="Times New Roman" fo:font-weight="bold" style:font-weight-asian="bold" style:font-weight-complex="bold"/>
    </style:style>
    <style:style style:name="P2" style:family="paragraph" style:parent-style-name="Standard">
      <style:paragraph-properties fo:line-height="150%" fo:break-before="page"/>
    </style:style>
    <style:style style:name="P3" style:family="paragraph" style:parent-style-name="Standard">
      <style:text-properties style:font-name="Times New Roman"/>
    </style:style>
    <style:style style:name="P4" style:family="paragraph" style:parent-style-name="Standard">
      <style:paragraph-properties fo:line-height="150%"/>
      <style:text-properties style:font-name="Times New Roman"/>
    </style:style>
    <style:style style:name="P5" style:family="paragraph" style:parent-style-name="Standard">
      <style:text-properties style:font-name="Times New Roman" fo:font-size="10.5pt" style:font-size-asian="10.5pt"/>
    </style:style>
    <style:style style:name="P6" style:family="paragraph" style:parent-style-name="Standard">
      <style:paragraph-properties fo:line-height="150%"/>
    </style:style>
    <style:style style:name="P7" style:family="paragraph" style:parent-style-name="Standard" style:master-page-name="MP0">
      <style:paragraph-properties fo:line-height="150%" fo:text-align="center" style:justify-single-word="false" style:page-number="auto" fo:break-before="page"/>
      <style:text-properties style:font-name="Times New Roman" fo:font-size="14pt" fo:font-weight="bold" style:font-size-asian="14pt" style:font-weight-asian="bold" style:font-size-complex="14pt" style:font-weight-complex="bold"/>
    </style:style>
    <style:style style:name="P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Times New Roman"/>
    </style:style>
    <style:style style:name="T2" style:family="text">
      <style:text-properties style:font-name="Times New Roman" fo:font-weight="bold" style:font-weight-asian="bold" style:font-weight-complex="bold"/>
    </style:style>
    <style:style style:name="T3" style:family="text">
      <style:text-properties style:font-name="Times New Roman" fo:language="en" fo:country="US"/>
    </style:style>
    <style:style style:name="T4" style:family="text">
      <style:text-properties style:font-name="Times New Roman" fo:font-size="10.5pt" style:font-size-asian="10.5pt"/>
    </style:style>
    <style:style style:name="T5" style:family="text">
      <style:text-properties style:font-name="Times New Roman" fo:font-size="10.5pt" fo:font-weight="bold" style:font-size-asian="10.5pt" style:font-weight-asian="bold" style:font-weight-complex="bold"/>
    </style:style>
    <style:style style:name="T6" style:family="text">
      <style:text-properties style:font-name="Times New Roman" officeooo:rsid="001da077"/>
    </style:style>
    <style:style style:name="T7" style:family="text">
      <style:text-properties style:font-name="Times New Roman" officeooo:rsid="001f83ff"/>
    </style:style>
    <style:style style:name="T8" style:family="text">
      <style:text-properties style:font-name="Times New Roman" officeooo:rsid="00208770"/>
    </style:style>
    <style:style style:name="T9" style:family="text">
      <style:text-properties style:font-name-complex="Mangal"/>
    </style:style>
    <style:style style:name="T10" style:family="text">
      <style:text-properties fo:color="#000000" style:font-name="Cantarell" fo:font-size="10.5pt" style:font-size-asian="10.5pt"/>
    </style:style>
    <style:style style:name="T11" style:family="text">
      <style:text-properties fo:font-variant="normal" fo:text-transform="none" style:use-window-font-color="true" style:text-outline="false" style:text-line-through-style="none" style:text-line-through-type="none" style:text-position="0% 100%" style:font-name="Tahoma" fo:font-size="8pt" fo:letter-spacing="normal" fo:language="pt" fo:country="BR" fo:font-style="italic" fo:text-shadow="none" style:text-underline-style="none" fo:font-weight="normal" style:text-underline-mode="continuous" style:text-overline-mode="continuous" style:text-line-through-mode="continuous" style:letter-kerning="true" style:font-name-asian="Droid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 style:family="text">
      <style:text-properties style:font-name="Tahoma" fo:font-size="10pt" fo:language="pt" fo:country="BR" style:language-asian="zh" style:country-asian="CN" style:language-complex="hi" style:country-complex="IN"/>
    </style:style>
    <style:style style:name="T13" style:family="text">
      <style:text-properties style:font-name="Cantarell" fo:font-size="10.5pt" style:font-size-asian="10.5pt"/>
    </style:style>
    <style:style style:name="T14" style:family="text">
      <style:text-properties fo:font-variant="normal" fo:text-transform="none" style:use-window-font-color="true" style:text-outline="false" style:text-line-through-style="none" style:text-line-through-type="none" style:text-position="0% 100%" style:font-name="Tahoma" fo:font-size="8pt" fo:letter-spacing="normal" fo:language="pt" fo:country="BR" fo:font-style="italic" fo:text-shadow="none" style:text-underline-style="none" fo:font-weight="normal" style:text-underline-mode="continuous" style:text-overline-mode="continuous" style:text-line-through-mode="continuous" style:letter-kerning="true" style:font-name-asian="Droid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 style:family="text">
      <style:text-properties fo:font-variant="normal" fo:text-transform="none" fo:color="#000000" style:text-outline="false" style:text-line-through-style="none" style:text-line-through-type="none" style:text-position="0% 100%" style:font-name="Tahoma" fo:font-size="8pt" fo:letter-spacing="normal" fo:language="pt" fo:country="BR" fo:font-style="italic" fo:text-shadow="none" style:text-underline-style="none" fo:font-weight="normal" style:text-underline-mode="continuous" style:text-overline-mode="continuous" style:text-line-through-mode="continuous" style:letter-kerning="true" style:font-name-asian="Droid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Quadro teórico</text:p>
      <text:p text:style-name="P4"/>
      <text:p text:style-name="P6"><text:span text:style-name="Fonte_20_parág._20_padrão"><text:span text:style-name="T2"><office:annotation><dc:creator>Felipe Prado</dc:creator><dc:date>2015-03-08T10:38:00</dc:date><text:p><text:span text:style-name="T10">OK: adicionado ao arquivo final.</text:span></text:p></office:annotation></text:span></text:span><text:span text:style-name="Fonte_20_parág._20_padrão"><text:span text:style-name="T2">HTML</text:span></text:span></text:p>
      <text:p text:style-name="P4"/>
      <text:p text:style-name="P4"><text:tab/>HyperText Markup Language, é o significado da sigla HTML, que, em português, significa linguagem para marcação de hipertexto. Foi criada por Tim Berners-Lee na década de noventa tornando-se um padrão internacional. De modo geral, o hipertexto é todo o conteúdo de um documento para Web, com a característica de se interligar a outros documentos da Web através de links presentes nos hipertextos (Silva, 2011).</text:p>
      <text:p text:style-name="P4"><text:tab/>Conforme Mozilla Developer Network (2014), a HTML é uma linguagem de marcação que estrutura o conteúdo de um documento da Web. O conteúdo visto ao acessar uma página através do navegador é descrito utilizando a HTML, tornando-se a principal linguagem para conteúdo da Web mantida pelo World Wide Web Consortion (W3C).</text:p>
      <text:p text:style-name="P6"><text:span text:style-name="Fonte_20_parág._20_padrão"><text:span text:style-name="T1"><text:tab/>O W3C é uma comunidade internacional liderada pelo criador da Web Tim Berners-Lee, e formada por organizações, profissionais e público em geral com o objetivo de conduzir a Web ao seu potencial máximo, através do desenvolvimento de padrões e especificações para a Web (W3C</text:span></text:span><office:annotation office:name="1"><dc:creator>Técnico</dc:creator><dc:date>2015-03-09T08:52:00</dc:date><text:list text:style-name=""><text:list-item><text:p>Acho que é virgula no lugar do ponto, verificar</text:p></text:list-item></text:list></office:annotation><text:span text:style-name="Fonte_20_parág._20_padrão"><text:span text:style-name="T1">, </text:span></text:span><office:annotation-end office:name="1"/><office:annotation><dc:creator>Felipe Prado</dc:creator><dc:date>2015-03-09T13:24:09.641000000</dc:date><text:list text:continue-numbering="true" text:style-name=""><text:list-item><text:p><text:span text:style-name="T11">Responder a Técnico (09/03/2015, 08:52):</text:span></text:p></text:list-item><text:list-item><text:p><text:span text:style-name="T11">Corrigido</text:span></text:p></text:list-item></text:list></office:annotation><text:span text:style-name="Fonte_20_parág._20_padrão"><text:span text:style-name="T1">2015).</text:span></text:span></text:p>
      <text:p text:style-name="P4"><text:tab/>Segundo Silva (2011), desde a criação da Web em 1992, a HTML passou pelas versões HTML, HTML+, HTML 2.0, HTML 3.0, HTML 3.2, HTML 4.0, HTML 4.01 e HTML 5. Entre essas versões, o W3C, considera somente as versões HTML 2.0, HTML 3.2, HTML 4.0, HTML 4.01 e HTML 5 oficialmente. As outras versões são anteriores à criação da W3C.</text:p>
      <text:p text:style-name="P6"><text:span text:style-name="Fonte_20_parág._20_padrão"><text:span text:style-name="T1"><text:tab/>Mesmo sendo uma linguagem destinada </text:span></text:span><office:annotation office:name="2"><dc:creator>Técnico</dc:creator><dc:date>2015-03-09T08:54:00</dc:date><text:list text:continue-numbering="true" text:style-name=""><text:list-item><text:p>À no lugar de a, pois ele está indicando finalidade</text:p></text:list-item></text:list></office:annotation><text:span text:style-name="Fonte_20_parág._20_padrão"><text:span text:style-name="T6">à</text:span></text:span><office:annotation-end office:name="2"/><office:annotation><dc:creator>Felipe Prado</dc:creator><dc:date>2015-03-09T13:23:43.599000000</dc:date><text:list text:continue-numbering="true" text:style-name=""><text:list-item><text:p><text:span text:style-name="T11">Responder a Técnico (09/03/2015, 08:54):</text:span></text:p></text:list-item><text:list-item><text:p><text:span text:style-name="T11">Corrigido</text:span></text:p></text:list-item></text:list></office:annotation><text:span text:style-name="Fonte_20_parág._20_padrão"><text:span text:style-name="T1"> criação de documentos, a HTML não tem como objetivo definir estilos de formatação, como por exemplo, nomes e tamanhos de fontes, margens, espaçamentos e efeitos visuais. Também não possibilita adicionar funcionalidades de interatividade avançada à página. A linguagem HTML destina-se somente a definir a estrutura dos documentos Web, fundamentando dessa maneira os princípios básicos do desenvolvimento seguindo os padrões </text:span></text:span><office:annotation office:name="3"><dc:creator>Técnico</dc:creator><dc:date>2015-03-09T08:56:00</dc:date><text:list text:continue-numbering="true" text:style-name=""><text:list-item><text:p>Beleza, mas quais são esses padrões web?</text:p></text:list-item></text:list></office:annotation><text:span text:style-name="Fonte_20_parág._20_padrão"><text:span text:style-name="T1">Web</text:span></text:span><office:annotation-end office:name="3"/><text:span text:style-name="Ref._20_de_20_comentário"><text:span text:style-name="T9"><office:annotation><dc:creator>Felipe Prado</dc:creator><dc:date>2015-03-09T13:11:01</dc:date><text:list text:continue-numbering="true" text:style-name=""><text:list-item><text:p text:style-name="P9"><text:span text:style-name="T14">Responder a Técnico (09/03/2015, 08:56): </text:span></text:p></text:list-item><text:list-item><text:p text:style-name="P9"><text:span text:style-name="T14">Acho</text:span><text:span text:style-name="T15"> que aqui não dá pra descrever os padrões Web. Mas são padrões de desenvolvimento web. Por exemplo, usar estilos do HTML para formatar uma página está fora dos padrões de desenvolvimento web.</text:span></text:p></text:list-item><text:list-item><text:p><text:span text:style-name="T12"/></text:p></text:list-item><text:list-item><text:p><text:span text:style-name="T12"/></text:p></text:list-item></text:list></office:annotation></text:span></text:span><text:span text:style-name="Fonte_20_parág._20_padrão"><text:span text:style-name="T1"> (Silva, 2011).</text:span></text:span></text:p>
      <text:p text:style-name="P2"><text:span text:style-name="Fonte_20_parág._20_padrão"><text:span text:style-name="T2"><office:annotation><dc:creator>Felipe Prado</dc:creator><dc:date>2015-03-08T17:04:00</dc:date><text:p><text:span text:style-name="T13">OK: adicionado ao arquivo final.</text:span></text:p></office:annotation></text:span></text:span><text:span text:style-name="Fonte_20_parág._20_padrão"><text:span text:style-name="T2">JavaScript</text:span></text:span></text:p>
      <text:p text:style-name="P4"/>
      <text:p text:style-name="P4"><text:tab/>JavaScript é uma linguagem de programação criada pela Netscape em parceria com a Sun Microsystems. Sua primeira versão, definida como JavaScript 1.0, foi lançada em 1995 e implementada em março de 1996 no navegador Netscape Navigator 2.0 (Silva, 2010).</text:p>
      <text:p text:style-name="P6"><text:span text:style-name="Fonte_20_parág._20_padrão"><text:span text:style-name="T1"><text:tab/>Segundo Silva (2010</text:span></text:span><office:annotation office:name="5"><dc:creator>Técnico</dc:creator><dc:date>2015-03-09T08:57:00</dc:date><text:list text:continue-numbering="true" text:style-name=""><text:list-item><text:p>2 espaços</text:p></text:list-item></text:list></office:annotation><text:span text:style-name="Fonte_20_parág._20_padrão"><text:span text:style-name="T1">), o</text:span></text:span><office:annotation-end office:name="5"/><office:annotation><dc:creator>Felipe Prado</dc:creator><dc:date>2015-03-09T13:23:07.870000000</dc:date><text:list text:continue-numbering="true" text:style-name=""><text:list-item><text:p><text:span text:style-name="T11">Responder a Técnico (09/03/2015, 08:57):</text:span></text:p></text:list-item><text:list-item><text:p><text:span text:style-name="T11">Corrigido</text:span></text:p></text:list-item></text:list></office:annotation><text:span text:style-name="Fonte_20_parág._20_padrão"><text:span text:style-name="T1"> JavaScript tem como finalidade fornecer funcionalidades para adicionar interatividades avançadas a uma página Web. É desenvolvido para ser executada no lado do cliente, ou seja, é interpretada pelo navegador do usuário. Os navegadores possuem funcionalidades integradas para realizar a interpretação e o funcionamento da linguagem JavaScript.</text:span></text:span></text:p>
      <text:p text:style-name="P4"><text:tab/>Conforme Mozilla Developer Network (2015), JavaScript é baseado na linguagem de programação ECMAScript que é padronizado pela Ecma International na especificação ECMA-262 e ECMA-402.</text:p>
      <text:p text:style-name="P6"><text:span text:style-name="Fonte_20_parág._20_padrão"><text:span text:style-name="T1"><text:tab/>JavaScript é uma linguagem interpretada, baseada em objetos com funções de primeira classe e com a característica de ser uma linguagem leve para a execução. Funções de primeira classe em linguagem de programação, significa que funções podem ser passadas como argumentos para outras funções, retornadas de outras funções, atribuídas a variáveis ou armazenadas em estrutura de dados. </text:span></text:span><office:annotation office:name="6"><dc:creator>Técnico</dc:creator><dc:date>2015-03-09T08:58:00</dc:date><text:list text:continue-numbering="true" text:style-name=""><text:list-item><text:p>O que é executado no navegador?</text:p></text:list-item></text:list><text:p>O JavaScript ou a função de 1 classe?</text:p><text:p>Ficou meio “estranho”</text:p></office:annotation><text:span text:style-name="Fonte_20_parág._20_padrão"><text:span text:style-name="T1">Além de ser executada nos navegadores</text:span></text:span><office:annotation-end office:name="6"/><office:annotation><dc:creator>Felipe Prado</dc:creator><dc:date>2015-03-09T13:22:35.603000000</dc:date><text:list text:continue-numbering="true" text:style-name=""><text:list-item><text:p><text:span text:style-name="T11">Responder a Técnico (09/03/2015, 08:58):</text:span></text:p></text:list-item><text:list-item><text:p><text:span text:style-name="T11">Corrigido</text:span></text:p></text:list-item></text:list></office:annotation><text:span text:style-name="Fonte_20_parág._20_padrão"><text:span text:style-name="T1">, </text:span></text:span><text:span text:style-name="Fonte_20_parág._20_padrão"><text:span text:style-name="T7">o JavaScript </text:span></text:span><text:span text:style-name="Fonte_20_parág._20_padrão"><text:span text:style-name="T1">é utilizada em outros ambientes, como por exemplo, node.js ou Apache CouchDB (Mozilla Developer Network, 2015).</text:span></text:span></text:p>
      <text:p text:style-name="P4"><text:tab/>O JavaScript é baseado na linguagem de programação ECMAScript que é padronizado pela Ecma International na especificação ECMA-262 e ECMA-402 (Mozilla Developer Network, 2014).</text:p>
      <text:p text:style-name="P4"><text:tab/>De acordo com Caelum (2015), JavaScript é responsável por aplicar qualquer tipo de funcionalidade dinâmica em páginas Web. É uma linguagem poderosa, que possibilita ótimos resultados. Podemos citar o Gmail, Google Maps e Google Docs como exemplos de aplicações Web desenvolvidas utilizando JavaScript.</text:p>
      <text:p text:style-name="P2"><text:span text:style-name="Fonte_20_parág._20_padrão"><text:span text:style-name="T2"><office:annotation><dc:creator>Felipe Prado</dc:creator><dc:date>2015-03-08T19:20:00</dc:date><text:p><text:span text:style-name="T10">OK: adicionado ao arquivo final.</text:span></text:p></office:annotation></text:span></text:span><text:span text:style-name="Fonte_20_parág._20_padrão"><text:span text:style-name="T2">CSS</text:span></text:span></text:p>
      <text:p text:style-name="P4"/>
      <text:p text:style-name="P4"><text:tab/>Cascading Style Sheet, que traduzido para o português significa folhas de estilo em cascata com a abreviação CSS, tem a finalidade de definir estilos de apresentação para um documento HTML (Silva, 2012).</text:p>
      <text:p text:style-name="P6"><text:span text:style-name="Fonte_20_parág._20_padrão"><text:span text:style-name="T1"><text:tab/></text:span></text:span><text:span text:style-name="Fonte_20_parág._20_padrão"><text:span text:style-name="T3">De acordo com W3C (2015), “Cascading Style Sheets (CSS) is a simple mechanism for adding style (e.g., fonts, colors, spacing) to Web documents”.</text:span></text:span></text:p>
      <text:p text:style-name="P6"><text:span text:style-name="Fonte_20_parág._20_padrão"><text:span text:style-name="T3"><text:tab/></text:span></text:span><text:span text:style-name="Fonte_20_parág._20_padrão"><text:span text:style-name="T1">Tim Berners-Lee considerava que os navegadores eram responsáveis pela estilização de uma página Web, até que em setembro de 1994, surge como proposta a implementação do CSS. Em dezembro de 1996, foi lançada oficialmente pela W3C as CSS1. O W3C utiliza o termo nível </text:span></text:span><text:span text:style-name="Fonte_20_parág._20_padrão"><text:span text:style-name="T8">em vez de</text:span></text:span><text:span text:style-name="Fonte_20_parág._20_padrão"><text:span text:style-name="T1"> versão, tendo dessa maneira CSS nível 1, CSS nível 2, CSS nível 2.1 e atualmente CSS nível 3, conhecida também como CSS3 (Silva, 2012).</text:span></text:span></text:p>
      <text:p text:style-name="P4"><text:tab/>De acordo com Mozilla Developer Network (2015), a CSS descreve a apresentação de documentos HTML, XML ou XHTML. É padronizada pelas especificações da W3C e já contém seus primeiros rascunhos do nível CSS4.</text:p>
      <text:p text:style-name="P6"><text:span text:style-name="Fonte_20_parág._20_padrão"><text:span text:style-name="T1"><text:tab/>Enquanto o HTML é uma linguagem destinada para estruturar e marcar o conteúdo de documentos na Web, o CSS fica responsável por definir cores, nome e tamanho das fontes, espaçamentos e outros atributos relacionados a apresentação visual da </text:span></text:span><office:annotation office:name="8"><dc:creator>Técnico</dc:creator><dc:date>2015-03-09T09:23:00</dc:date><text:list text:continue-numbering="true" text:style-name=""><text:list-item><text:p>Não tem espaço antes do ponto final</text:p></text:list-item></text:list></office:annotation><text:span text:style-name="Fonte_20_parág._20_padrão"><text:span text:style-name="T1">página. </text:span></text:span><office:annotation-end office:name="8"/><office:annotation><dc:creator>Felipe Prado</dc:creator><dc:date>2015-03-09T13:22:09.067000000</dc:date><text:list text:continue-numbering="true" text:style-name=""><text:list-item><text:p text:style-name="P8"><text:span text:style-name="T11">Responder a Técnico (09/03/2015, 09:23): </text:span></text:p></text:list-item><text:list-item><text:p><text:span text:style-name="T12">Corrigido</text:span></text:p></text:list-item></text:list></office:annotation><text:span text:style-name="Fonte_20_parág._20_padrão"><text:span text:style-name="T1">Essa separação da marcação e estrutura de um documento do seu estilo de apresentação</text:span></text:span><office:annotation office:name="9"><dc:creator>Técnico</dc:creator><dc:date>2015-03-09T09:23:00</dc:date><text:list text:continue-numbering="true" text:style-name=""><text:list-item><text:p>1 letra depois do ponto e maiúscula</text:p></text:list-item></text:list></office:annotation><text:span text:style-name="Fonte_20_parág._20_padrão"><text:span text:style-name="T1"> torna</text:span></text:span><office:annotation-end office:name="9"/><office:annotation><dc:creator>Felipe Prado</dc:creator><dc:date>2015-03-09T13:22:22.916000000</dc:date><text:list text:continue-numbering="true" text:style-name=""><text:list-item><text:p text:style-name="P8"><text:span text:style-name="T11">Responder a Técnico (09/03/2015, 09:23): </text:span></text:p></text:list-item><text:list-item><text:p><text:span text:style-name="T12">Corrigido</text:span></text:p></text:list-item></text:list></office:annotation><text:span text:style-name="Fonte_20_parág._20_padrão"><text:span text:style-name="T1"> o uso do CSS uma grande vantagem no desenvolvimento de documento para Web (Maujor, 2015).</text:span></text:span></text:p>
      <text:p text:style-name="P1">Spring</text:p>
      <text:p text:style-name="P4"/>
      <text:p text:style-name="P4"/>
      <text:p text:style-name="P1">Referências quadro teórico:</text:p>
      <text:p text:style-name="P4"/>
      <text:p text:style-name="Standard"><text:span text:style-name="Fonte_20_parág._20_padrão"><text:span text:style-name="T1"><office:annotation><dc:creator>Felipe Prado</dc:creator><dc:date>2015-03-09T01:03:00</dc:date><text:p><text:span text:style-name="T10">OK: adicionado ao arquivo final.</text:span></text:p></office:annotation></text:span></text:span><text:span text:style-name="Fonte_20_parág._20_padrão"><text:span text:style-name="T1">Caelum. </text:span></text:span><text:span text:style-name="Fonte_20_parág._20_padrão"><text:span text:style-name="T2">Apostila Desenvolvimento Web com HTML, CSS e JavaScript</text:span></text:span><text:span text:style-name="Fonte_20_parág._20_padrão"><text:span text:style-name="T1">. 2015. Disponível em: </text:span></text:span><text:a xlink:type="simple" xlink:href="https://www.caelum.com.br/apostila-html-css-javascript/javascript-e-interatividade-na-web/" office:target-frame-name="_top" xlink:show="replace"><text:span text:style-name="Fonte_20_parág._20_padrão"><text:span text:style-name="T1">https://www.caelum.com.br/apostila-html-css-javascript/javascript-e-interatividade-na-web/</text:span></text:span></text:a><text:span text:style-name="Fonte_20_parág._20_padrão"><text:span text:style-name="T1">. Acesso em 08 de março, 2015.</text:span></text:span></text:p>
      <text:p text:style-name="P3"/>
      <text:p text:style-name="Standard"><text:span text:style-name="Fonte_20_parág._20_padrão"><text:span text:style-name="T1"><office:annotation><dc:creator>Felipe Prado</dc:creator><dc:date>2015-03-09T01:07:00</dc:date><text:p><text:span text:style-name="T10">OK: adicionado ao arquivo final.</text:span></text:p></office:annotation></text:span></text:span><text:span text:style-name="Fonte_20_parág._20_padrão"><text:span text:style-name="T1">Javascript Brasil. </text:span></text:span><text:span text:style-name="Fonte_20_parág._20_padrão"><text:span text:style-name="T2">Funções de primeira classe</text:span></text:span><text:span text:style-name="Fonte_20_parág._20_padrão"><text:span text:style-name="T1">. 2012. Disponível em: </text:span></text:span><text:a xlink:type="simple" xlink:href="http://javascriptbrasil.com/2012/09/05/funcoes-de-primeira-classe/" office:target-frame-name="_top" xlink:show="replace"><text:span text:style-name="Fonte_20_parág._20_padrão"><text:span text:style-name="T1">http://javascriptbrasil.com/2012/09/05/funcoes-de-primeira-classe/</text:span></text:span></text:a><text:span text:style-name="Fonte_20_parág._20_padrão"><text:span text:style-name="T1">. Acesso em 08 de março, 2015.</text:span></text:span></text:p>
      <text:p text:style-name="P3"/>
      <text:p text:style-name="Standard"><text:span text:style-name="Fonte_20_parág._20_padrão"><text:span text:style-name="T1"><office:annotation><dc:creator>Felipe Prado</dc:creator><dc:date>2015-03-09T01:07:00</dc:date><text:p><text:span text:style-name="T10">OK: adicionado ao arquivo final.</text:span></text:p></office:annotation></text:span></text:span><text:span text:style-name="Fonte_20_parág._20_padrão"><text:span text:style-name="T1">Maujor. </text:span></text:span><text:span text:style-name="Fonte_20_parág._20_padrão"><text:span text:style-name="T2">Site sobre CSS e Padrões Web: </text:span></text:span><text:span text:style-name="Fonte_20_parág._20_padrão"><text:span text:style-name="T1">Por que CSS?.</text:span></text:span><text:span text:style-name="Fonte_20_parág._20_padrão"><text:span text:style-name="T2"> </text:span></text:span><text:span text:style-name="Fonte_20_parág._20_padrão"><text:span text:style-name="T1">2015. Disponível em: </text:span></text:span><text:a xlink:type="simple" xlink:href="http://www.maujor.com/index.php" office:target-frame-name="_top" xlink:show="replace"><text:span text:style-name="Fonte_20_parág._20_padrão"><text:span text:style-name="T1">http://www.maujor.com/index.php</text:span></text:span></text:a><text:span text:style-name="Fonte_20_parág._20_padrão"><text:span text:style-name="T1">. Acesso em: 08 de março, 2015.</text:span></text:span></text:p>
      <text:p text:style-name="P3"/>
      <text:p text:style-name="Standard"><text:span text:style-name="Fonte_20_parág._20_padrão"><text:span text:style-name="T4"><office:annotation><dc:creator>Felipe Prado</dc:creator><dc:date>2015-03-09T01:07:00</dc:date><text:p><text:span text:style-name="T10">OK: adicionado ao arquivo final.</text:span></text:p></office:annotation></text:span></text:span><text:span text:style-name="Fonte_20_parág._20_padrão"><text:span text:style-name="T4">Mozilla Developer Network. </text:span></text:span><text:span text:style-name="Fonte_20_parág._20_padrão"><text:span text:style-name="T5">HTML</text:span></text:span><text:span text:style-name="Fonte_20_parág._20_padrão"><text:span text:style-name="T4">. 2014. Disponível em: </text:span></text:span><text:a xlink:type="simple" xlink:href="https://developer.mozilla.org/pt-BR/docs/Web/HTML" office:target-frame-name="_top" xlink:show="replace"><text:span text:style-name="Fonte_20_parág._20_padrão"><text:span text:style-name="T4">https://developer.mozilla.org/pt-BR/docs/Web/HTML</text:span></text:span></text:a><text:span text:style-name="Fonte_20_parág._20_padrão"><text:span text:style-name="T4">. Acesso em 07 de março, 2015.</text:span></text:span></text:p>
      <text:p text:style-name="P3"/>
      <text:p text:style-name="Standard"><text:span text:style-name="Fonte_20_parág._20_padrão"><text:span text:style-name="T1"><office:annotation><dc:creator>Felipe Prado</dc:creator><dc:date>2015-03-09T01:07:00</dc:date><text:p><text:span text:style-name="T10">OK: adicionado ao arquivo final.</text:span></text:p></office:annotation></text:span></text:span><text:span text:style-name="Fonte_20_parág._20_padrão"><text:span text:style-name="T1">Mozilla Developer Network. </text:span></text:span><text:span text:style-name="Fonte_20_parág._20_padrão"><text:span text:style-name="T2">JavaScript language resources</text:span></text:span><text:span text:style-name="Fonte_20_parág._20_padrão"><text:span text:style-name="T1">. 2014. Disponível em: </text:span></text:span><text:a xlink:type="simple" xlink:href="https://developer.mozilla.org/en-US/docs/Web/JavaScript/Language_Resources" office:target-frame-name="_top" xlink:show="replace"><text:span text:style-name="Fonte_20_parág._20_padrão"><text:span text:style-name="T1">https://developer.mozilla.org/en-US/docs/Web/JavaScript/Language_Resources</text:span></text:span></text:a><text:span text:style-name="Fonte_20_parág._20_padrão"><text:span text:style-name="T1">. Acesso em 08 de março, 2015.</text:span></text:span></text:p>
      <text:p text:style-name="P3"/>
      <text:p text:style-name="Standard"><text:span text:style-name="Fonte_20_parág._20_padrão"><text:span text:style-name="T4"><office:annotation><dc:creator>Felipe Prado</dc:creator><dc:date>2015-03-09T01:07:00</dc:date><text:p><text:span text:style-name="T10">OK: adicionado ao arquivo final.</text:span></text:p></office:annotation></text:span></text:span><text:span text:style-name="Fonte_20_parág._20_padrão"><text:span text:style-name="T4">Mozilla Developer Network. </text:span></text:span><text:span text:style-name="Fonte_20_parág._20_padrão"><text:span text:style-name="T5">CSS</text:span></text:span><text:span text:style-name="Fonte_20_parág._20_padrão"><text:span text:style-name="T4">. 2015. Disponível em: </text:span></text:span><text:a xlink:type="simple" xlink:href="https://developer.mozilla.org/pt-BR/docs/Web/CSS" office:target-frame-name="_top" xlink:show="replace"><text:span text:style-name="Fonte_20_parág._20_padrão"><text:span text:style-name="T4">https://developer.mozilla.org/pt-BR/docs/Web/CSS</text:span></text:span></text:a><text:span text:style-name="Fonte_20_parág._20_padrão"><text:span text:style-name="T4">. Acesso em 08 de março, 2015.</text:span></text:span></text:p>
      <text:p text:style-name="P3"/>
      <text:p text:style-name="Standard"><text:span text:style-name="Fonte_20_parág._20_padrão"><text:span text:style-name="T1"><office:annotation><dc:creator>Felipe Prado</dc:creator><dc:date>2015-03-09T01:08:00</dc:date><text:p><text:span text:style-name="T10">OK: adicionado ao arquivo final.</text:span></text:p></office:annotation></text:span></text:span><text:span text:style-name="Fonte_20_parág._20_padrão"><text:span text:style-name="T1">Mozilla Developer Network. </text:span></text:span><text:span text:style-name="Fonte_20_parág._20_padrão"><text:span text:style-name="T2">JavaScript</text:span></text:span><text:span text:style-name="Fonte_20_parág._20_padrão"><text:span text:style-name="T1">. 2015. Disponível em: </text:span></text:span><text:a xlink:type="simple" xlink:href="https://developer.mozilla.org/pt-BR/docs/Web/JavaScript" office:target-frame-name="_top" xlink:show="replace"><text:span text:style-name="Fonte_20_parág._20_padrão"><text:span text:style-name="T1">https://developer.mozilla.org/pt-BR/docs/Web/JavaScript</text:span></text:span></text:a><text:span text:style-name="Fonte_20_parág._20_padrão"><text:span text:style-name="T1">. Acesso em 08 de março, 2015.</text:span></text:span></text:p>
      <text:p text:style-name="P3"/>
      <text:p text:style-name="Standard"><text:span text:style-name="Fonte_20_parág._20_padrão"><text:span text:style-name="T4"><office:annotation><dc:creator>Felipe Prado</dc:creator><dc:date>2015-03-09T01:08:00</dc:date><text:p><text:span text:style-name="T10">OK: adicionado ao arquivo final.</text:span></text:p></office:annotation></text:span></text:span><text:span text:style-name="Fonte_20_parág._20_padrão"><text:span text:style-name="T4">SILVA, Maurício Samy. </text:span></text:span><text:span text:style-name="Fonte_20_parág._20_padrão"><text:span text:style-name="T5">JavaScript: </text:span></text:span><text:span text:style-name="Fonte_20_parág._20_padrão"><text:span text:style-name="T4">Guia do Programador. São Paulo: Novatec Editora, 2010.</text:span></text:span></text:p>
      <text:p text:style-name="P5"/>
      <text:p text:style-name="Standard"><text:span text:style-name="Fonte_20_parág._20_padrão"><text:span text:style-name="T4"><office:annotation><dc:creator>Felipe Prado</dc:creator><dc:date>2015-03-09T01:08:00</dc:date><text:p><text:span text:style-name="T10">OK: adicionado ao arquivo final.</text:span></text:p></office:annotation></text:span></text:span><text:span text:style-name="Fonte_20_parág._20_padrão"><text:span text:style-name="T4">SILVA, Maurício Samy. </text:span></text:span><text:span text:style-name="Fonte_20_parág._20_padrão"><text:span text:style-name="T5">HTML5: </text:span></text:span><text:span text:style-name="Fonte_20_parág._20_padrão"><text:span text:style-name="T4">A linguagem de marcação que revolucionou a web. São Paulo: Novatec Editora, 2011.</text:span></text:span></text:p>
      <text:p text:style-name="P5"/>
      <text:p text:style-name="Standard"><text:span text:style-name="Fonte_20_parág._20_padrão"><text:span text:style-name="T4"><office:annotation><dc:creator>Felipe Prado</dc:creator><dc:date>2015-03-09T01:08:00</dc:date><text:p><text:span text:style-name="T10">OK: adicionado ao arquivo final.</text:span></text:p></office:annotation></text:span></text:span><text:span text:style-name="Fonte_20_parág._20_padrão"><text:span text:style-name="T4">SILVA, Maurício Samy. </text:span></text:span><text:span text:style-name="Fonte_20_parág._20_padrão"><text:span text:style-name="T5">CSS3: </text:span></text:span><text:span text:style-name="Fonte_20_parág._20_padrão"><text:span text:style-name="T4">Desenvolva aplicações web profissionais com uso dos poderosos recursos de estilização das CSS3. São Paulo: Novatec Editora, 2012.</text:span></text:span></text:p>
      <text:p text:style-name="P5"/>
      <text:p text:style-name="Standard"><text:span text:style-name="Fonte_20_parág._20_padrão"><text:span text:style-name="T4"><office:annotation><dc:creator>Felipe Prado</dc:creator><dc:date>2015-03-09T01:08:00</dc:date><text:p><text:span text:style-name="T10">OK: adicionado ao arquivo final.</text:span></text:p></office:annotation></text:span></text:span><text:span text:style-name="Fonte_20_parág._20_padrão"><text:span text:style-name="T4">W3C. </text:span></text:span><text:span text:style-name="Fonte_20_parág._20_padrão"><text:span text:style-name="T5">About W3C</text:span></text:span><text:span text:style-name="Fonte_20_parág._20_padrão"><text:span text:style-name="T4">. 2015. Disponível em </text:span></text:span><text:a xlink:type="simple" xlink:href="http://www.w3.org/Consortium/" office:target-frame-name="_top" xlink:show="replace"><text:span text:style-name="Fonte_20_parág._20_padrão"><text:span text:style-name="T4">http://www.w3.org/Consortium/</text:span></text:span></text:a><text:span text:style-name="Fonte_20_parág._20_padrão"><text:span text:style-name="T4">. Acesso em 07 de março, 2015.</text:span></text:span></text:p>
      <text:p text:style-name="P5"/>
      <text:p text:style-name="Standard"><text:span text:style-name="Fonte_20_parág._20_padrão"><text:span text:style-name="T4"><office:annotation><dc:creator>Felipe Prado</dc:creator><dc:date>2015-03-09T01:08:00</dc:date><text:p><text:span text:style-name="T10">OK: adicionado ao arquivo final.</text:span></text:p></office:annotation></text:span></text:span><text:span text:style-name="Fonte_20_parág._20_padrão"><text:span text:style-name="T4">W3C. </text:span></text:span><text:span text:style-name="Fonte_20_parág._20_padrão"><text:span text:style-name="T5">What is CSS?</text:span></text:span><text:span text:style-name="Fonte_20_parág._20_padrão"><text:span text:style-name="T4">. 2015. Disponível em </text:span></text:span><text:a xlink:type="simple" xlink:href="http://www.w3.org/Style/CSS/" office:target-frame-name="_top" xlink:show="replace"><text:span text:style-name="Fonte_20_parág._20_padrão"><text:span text:style-name="T4">http://www.w3.org/Style/CSS/</text:span></text:span></text:a><text:span text:style-name="Fonte_20_parág._20_padrão"><text:span text:style-name="T4">. Acesso em 08 de março, 2015.</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ntarell" svg:font-family="Cantarell" style:font-family-generic="swiss"/>
    <style:font-face style:name="DejaVu Sans" svg:font-family="'DejaVu Sans'" style:font-family-generic="swiss"/>
    <style:font-face style:name="Tahoma" svg:font-family="Tahoma" style:font-family-generic="swiss"/>
    <style:font-face style:name="OpenSymbol" svg:font-family="OpenSymbol" style:font-family-generic="system"/>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ntarell1" svg:font-family="Cantarel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Tahoma1" svg:font-family="Tahoma" style:font-family-generic="swiss" style:font-pitch="variable"/>
    <style:font-face style:name="Droid Sans" svg:font-family="'Droid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style:font-name-asian="Droid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fo:background-color="transparent" style:font-name-asian="Droid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exto_20_de_20_comentário" style:display-name="Texto de comentário"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Texto_20_de_20_balão" style:display-name="Texto de balão"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Assunto_20_do_20_comentário" style:display-name="Assunto do comentário" style:family="paragraph" style:parent-style-name="Texto_20_de_20_comentário" style:next-style-name="Texto_20_de_20_comentário">
      <style:paragraph-properties fo:hyphenation-ladder-count="no-limit"/>
      <style:text-properties fo:font-weight="bold" style:font-weight-asian="bold" style:font-weight-complex="bold" fo:hyphenate="false"/>
    </style:style>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Texto_20_de_20_comentário_20_Char" style:display-name="Texto de comentário Char" style:family="text" style:parent-style-name="Fonte_20_parág._20_padrão">
      <style:text-properties fo:font-size="10pt" style:font-size-asian="10pt" style:font-name-complex="Mangal" style:font-family-complex="Mangal" style:font-family-generic-complex="roman" style:font-pitch-complex="variable" style:font-size-complex="9pt"/>
    </style:style>
    <style:style style:name="Ref._20_de_20_comentário" style:display-name="Ref. de comentário" style:family="text" style:parent-style-name="Fonte_20_parág._20_padrão">
      <style:text-properties fo:font-size="8pt" style:font-size-asian="8pt" style:font-size-complex="8pt"/>
    </style:style>
    <style:style style:name="Texto_20_de_20_balão_20_Char" style:display-name="Texto de balão Char" style:family="text" style:parent-style-name="Fonte_20_parág._20_padrão">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Assunto_20_do_20_comentário_20_Char" style:display-name="Assunto do comentário Char" style:family="text" style:parent-style-name="Texto_20_de_20_comentário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Windows_x86 LibreOffice_project/48d50dbfc06349262c9d50868e5c1f630a573ebd</meta:generator>
    <meta:initial-creator>Felipe Prado</meta:initial-creator>
    <meta:creation-date>2015-03-09T13:38:00Z</meta:creation-date>
    <dc:date>2015-03-09T13:25:32.813000000</dc:date>
    <meta:editing-cycles>10</meta:editing-cycles>
    <meta:editing-duration>PT49M51S</meta:editing-duration>
    <dc:creator>Felipe Prado</dc:creator>
    <meta:document-statistic meta:table-count="0" meta:image-count="0" meta:object-count="0" meta:page-count="5" meta:paragraph-count="34" meta:word-count="994" meta:character-count="6759" meta:non-whitespace-character-count="5800"/>
    <meta:template xlink:type="simple" xlink:actuate="onRequest" xlink:title="" xlink:href="Normal"/>
  </office:meta>
</office:document-meta>
</file>